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3.29mm"/>
    </style:style>
    <style:style style:name="co2" style:family="table-column">
      <style:table-column-properties fo:break-before="auto" style:column-width="21.08mm"/>
    </style:style>
    <style:style style:name="co3" style:family="table-column">
      <style:table-column-properties fo:break-before="auto" style:column-width="45.88mm"/>
    </style:style>
    <style:style style:name="co4" style:family="table-column">
      <style:table-column-properties fo:break-before="auto" style:column-width="61.3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atting Average</text:p>
          </table:table-cell>
          <table:table-cell office:value-type="string" calcext:value-type="string">
            <text:p>Bowling Average</text:p>
          </table:table-cell>
          <table:table-cell office:value-type="string" calcext:value-type="string">
            <text:p>Number of Matches Played</text:p>
          </table:table-cell>
          <table:table-cell office:value-type="string" calcext:value-type="string">
            <text:p>L2 norm</text:p>
          </table:table-cell>
          <table:table-cell table:number-columns-repeated="5"/>
          <table:table-cell office:value-type="string" calcext:value-type="string">
            <text:p>answer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irat Kohli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.4</text:p>
          </table:table-cell>
          <table:table-cell office:value-type="float" office:value="166.25" calcext:value-type="float">
            <text:p>166.25</text:p>
          </table:table-cell>
          <table:table-cell office:value-type="float" office:value="236" calcext:value-type="float">
            <text:p>236</text:p>
          </table:table-cell>
          <table:table-cell table:formula="of:=SUMSQ(ORG.LIBREOFFICE.RAWSUBTRACT([.B2];[.B17]))" office:value-type="float" office:value="121" calcext:value-type="float">
            <text:p>121</text:p>
          </table:table-cell>
          <table:table-cell table:formula="of:=SUMSQ(ORG.LIBREOFFICE.RAWSUBTRACT([.C2];[.C17]))" office:value-type="float" office:value="9" calcext:value-type="float">
            <text:p>9</text:p>
          </table:table-cell>
          <table:table-cell table:formula="of:=SUMSQ(ORG.LIBREOFFICE.RAWSUBTRACT([.D2];[.D17]))" office:value-type="float" office:value="4" calcext:value-type="float">
            <text:p>4</text:p>
          </table:table-cell>
          <table:table-cell table:formula="of:=SUMSQ(ORG.LIBREOFFICE.RAWSUBTRACT([.E2];[.E17]))" office:value-type="float" office:value="303.1081" calcext:value-type="float">
            <text:p>303.1081</text:p>
          </table:table-cell>
          <table:table-cell table:formula="of:=SUMSQ(ORG.LIBREOFFICE.RAWSUBTRACT([.F2];[.F17]))" office:value-type="float" office:value="27639.0625" calcext:value-type="float">
            <text:p>27639.0625</text:p>
          </table:table-cell>
          <table:table-cell table:formula="of:=SUMSQ(ORG.LIBREOFFICE.RAWSUBTRACT([.G2];[.G17]))" office:value-type="float" office:value="28224" calcext:value-type="float">
            <text:p>28224</text:p>
          </table:table-cell>
          <table:table-cell table:formula="of:=SQRT(SUM([.H2:.M2]))" office:value-type="float" office:value="237.27656985046" calcext:value-type="float">
            <text:p>237.276569850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ohit Sharma</text:p>
          </table:table-cell>
          <table:table-cell office:value-type="float" office:value="32" calcext:value-type="float">
            <text:p>32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  <table:table-cell office:value-type="float" office:value="64.38" calcext:value-type="float">
            <text:p>64.38</text:p>
          </table:table-cell>
          <table:table-cell office:value-type="float" office:value="215" calcext:value-type="float">
            <text:p>215</text:p>
          </table:table-cell>
          <table:table-cell table:formula="of:=SUMSQ(ORG.LIBREOFFICE.RAWSUBTRACT([.B3];[.B17]))" office:value-type="float" office:value="81" calcext:value-type="float">
            <text:p>81</text:p>
          </table:table-cell>
          <table:table-cell table:formula="of:=SUMSQ(ORG.LIBREOFFICE.RAWSUBTRACT([.C3];[.C17]))" office:value-type="float" office:value="25" calcext:value-type="float">
            <text:p>25</text:p>
          </table:table-cell>
          <table:table-cell table:formula="of:=SUMSQ(ORG.LIBREOFFICE.RAWSUBTRACT([.D3];[.D17]))" office:value-type="float" office:value="4" calcext:value-type="float">
            <text:p>4</text:p>
          </table:table-cell>
          <table:table-cell table:formula="of:=SUMSQ(ORG.LIBREOFFICE.RAWSUBTRACT([.E3];[.E17]))" office:value-type="float" office:value="48.0249" calcext:value-type="float">
            <text:p>48.0249</text:p>
          </table:table-cell>
          <table:table-cell table:formula="of:=SUMSQ(ORG.LIBREOFFICE.RAWSUBTRACT([.F3];[.F17]))" office:value-type="float" office:value="4144.7844" calcext:value-type="float">
            <text:p>4144.7844</text:p>
          </table:table-cell>
          <table:table-cell table:formula="of:=SUMSQ(ORG.LIBREOFFICE.RAWSUBTRACT([.G3];[.G17]))" office:value-type="float" office:value="35721" calcext:value-type="float">
            <text:p>35721</text:p>
          </table:table-cell>
          <table:table-cell table:formula="of:=SQRT(SUM([.H3:.M3]))" office:value-type="float" office:value="200.059514395092" calcext:value-type="float">
            <text:p>200.0595143950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Shikhar Dhawan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44.92" calcext:value-type="float">
            <text:p>44.92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table:formula="of:=SUMSQ(ORG.LIBREOFFICE.RAWSUBTRACT([.B4];[.B17]))" office:value-type="float" office:value="64" calcext:value-type="float">
            <text:p>64</text:p>
          </table:table-cell>
          <table:table-cell table:formula="of:=SUMSQ(ORG.LIBREOFFICE.RAWSUBTRACT([.C4];[.C17]))" office:value-type="float" office:value="4" calcext:value-type="float">
            <text:p>4</text:p>
          </table:table-cell>
          <table:table-cell table:formula="of:=SUMSQ(ORG.LIBREOFFICE.RAWSUBTRACT([.D4];[.D17]))" office:value-type="float" office:value="4" calcext:value-type="float">
            <text:p>4</text:p>
          </table:table-cell>
          <table:table-cell table:formula="of:=SUMSQ(ORG.LIBREOFFICE.RAWSUBTRACT([.E4];[.E17]))" office:value-type="float" office:value="8.5849" calcext:value-type="float">
            <text:p>8.5849</text:p>
          </table:table-cell>
          <table:table-cell table:formula="of:=SUMSQ(ORG.LIBREOFFICE.RAWSUBTRACT([.F4];[.F17]))" office:value-type="float" office:value="0" calcext:value-type="float">
            <text:p>0</text:p>
          </table:table-cell>
          <table:table-cell table:formula="of:=SUMSQ(ORG.LIBREOFFICE.RAWSUBTRACT([.G4];[.G17]))" office:value-type="float" office:value="75076" calcext:value-type="float">
            <text:p>75076</text:p>
          </table:table-cell>
          <table:table-cell table:formula="of:=SQRT(SUM([.H4:.M4]))" office:value-type="float" office:value="274.14701329761" calcext:value-type="float">
            <text:p>274.1470132976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Vijay Shankar</text:p>
          </table:table-cell>
          <table:table-cell office:value-type="float" office:value="28" calcext:value-type="float">
            <text:p>28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31.86" calcext:value-type="float">
            <text:p>31.86</text:p>
          </table:table-cell>
          <table:table-cell office:value-type="float" office:value="52.5" calcext:value-type="float">
            <text:p>52.5</text:p>
          </table:table-cell>
          <table:table-cell office:value-type="float" office:value="12" calcext:value-type="float">
            <text:p>12</text:p>
          </table:table-cell>
          <table:table-cell table:formula="of:=SUMSQ(ORG.LIBREOFFICE.RAWSUBTRACT([.B5];[.B17]))" office:value-type="float" office:value="169" calcext:value-type="float">
            <text:p>169</text:p>
          </table:table-cell>
          <table:table-cell table:formula="of:=SUMSQ(ORG.LIBREOFFICE.RAWSUBTRACT([.C5];[.C17]))" office:value-type="float" office:value="25" calcext:value-type="float">
            <text:p>25</text:p>
          </table:table-cell>
          <table:table-cell table:formula="of:=SUMSQ(ORG.LIBREOFFICE.RAWSUBTRACT([.D5];[.D17]))" office:value-type="float" office:value="1" calcext:value-type="float">
            <text:p>1</text:p>
          </table:table-cell>
          <table:table-cell table:formula="of:=SUMSQ(ORG.LIBREOFFICE.RAWSUBTRACT([.E5];[.E17]))" office:value-type="float" office:value="102.6169" calcext:value-type="float">
            <text:p>102.6169</text:p>
          </table:table-cell>
          <table:table-cell table:formula="of:=SUMSQ(ORG.LIBREOFFICE.RAWSUBTRACT([.F5];[.F17]))" office:value-type="float" office:value="2756.25" calcext:value-type="float">
            <text:p>2756.25</text:p>
          </table:table-cell>
          <table:table-cell table:formula="of:=SUMSQ(ORG.LIBREOFFICE.RAWSUBTRACT([.G5];[.G17]))" office:value-type="float" office:value="153664" calcext:value-type="float">
            <text:p>153664</text:p>
          </table:table-cell>
          <table:table-cell table:formula="of:=SQRT(SUM([.H5:.M5]))" office:value-type="float" office:value="395.8760751801" calcext:value-type="float">
            <text:p>395.8760751801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Hardik Pandya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29.91" calcext:value-type="float">
            <text:p>29.91</text:p>
          </table:table-cell>
          <table:table-cell office:value-type="float" office:value="40.65" calcext:value-type="float">
            <text:p>40.65</text:p>
          </table:table-cell>
          <table:table-cell office:value-type="float" office:value="54" calcext:value-type="float">
            <text:p>54</text:p>
          </table:table-cell>
          <table:table-cell table:formula="of:=SUMSQ(ORG.LIBREOFFICE.RAWSUBTRACT([.B6];[.B17]))" office:value-type="float" office:value="256" calcext:value-type="float">
            <text:p>256</text:p>
          </table:table-cell>
          <table:table-cell table:formula="of:=SUMSQ(ORG.LIBREOFFICE.RAWSUBTRACT([.C6];[.C17]))" office:value-type="float" office:value="25" calcext:value-type="float">
            <text:p>25</text:p>
          </table:table-cell>
          <table:table-cell table:formula="of:=SUMSQ(ORG.LIBREOFFICE.RAWSUBTRACT([.D6];[.D17]))" office:value-type="float" office:value="1" calcext:value-type="float">
            <text:p>1</text:p>
          </table:table-cell>
          <table:table-cell table:formula="of:=SUMSQ(ORG.LIBREOFFICE.RAWSUBTRACT([.E6];[.E17]))" office:value-type="float" office:value="145.9264" calcext:value-type="float">
            <text:p>145.9264</text:p>
          </table:table-cell>
          <table:table-cell table:formula="of:=SUMSQ(ORG.LIBREOFFICE.RAWSUBTRACT([.F6];[.F17]))" office:value-type="float" office:value="1652.4225" calcext:value-type="float">
            <text:p>1652.4225</text:p>
          </table:table-cell>
          <table:table-cell table:formula="of:=SUMSQ(ORG.LIBREOFFICE.RAWSUBTRACT([.G6];[.G17]))" office:value-type="float" office:value="122500" calcext:value-type="float">
            <text:p>122500</text:p>
          </table:table-cell>
          <table:table-cell table:formula="of:=SQRT(SUM([.H6:.M6]))" office:value-type="float" office:value="352.959415372363" calcext:value-type="float">
            <text:p>352.95941537236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edar Jadhav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43.24" calcext:value-type="float">
            <text:p>43.24</text:p>
          </table:table-cell>
          <table:table-cell office:value-type="float" office:value="35.96" calcext:value-type="float">
            <text:p>35.96</text:p>
          </table:table-cell>
          <table:table-cell office:value-type="float" office:value="65" calcext:value-type="float">
            <text:p>65</text:p>
          </table:table-cell>
          <table:table-cell table:formula="of:=SUMSQ(ORG.LIBREOFFICE.RAWSUBTRACT([.B7];[.B17]))" office:value-type="float" office:value="49" calcext:value-type="float">
            <text:p>49</text:p>
          </table:table-cell>
          <table:table-cell table:formula="of:=SUMSQ(ORG.LIBREOFFICE.RAWSUBTRACT([.C7];[.C17]))" office:value-type="float" office:value="169" calcext:value-type="float">
            <text:p>169</text:p>
          </table:table-cell>
          <table:table-cell table:formula="of:=SUMSQ(ORG.LIBREOFFICE.RAWSUBTRACT([.D7];[.D17]))" office:value-type="float" office:value="1" calcext:value-type="float">
            <text:p>1</text:p>
          </table:table-cell>
          <table:table-cell table:formula="of:=SUMSQ(ORG.LIBREOFFICE.RAWSUBTRACT([.E7];[.E17]))" office:value-type="float" office:value="1.5625" calcext:value-type="float">
            <text:p>1.5625</text:p>
          </table:table-cell>
          <table:table-cell table:formula="of:=SUMSQ(ORG.LIBREOFFICE.RAWSUBTRACT([.F7];[.F17]))" office:value-type="float" office:value="1293.1216" calcext:value-type="float">
            <text:p>1293.1216</text:p>
          </table:table-cell>
          <table:table-cell table:formula="of:=SUMSQ(ORG.LIBREOFFICE.RAWSUBTRACT([.G7];[.G17]))" office:value-type="float" office:value="114921" calcext:value-type="float">
            <text:p>114921</text:p>
          </table:table-cell>
          <table:table-cell table:formula="of:=SQRT(SUM([.H7:.M7]))" office:value-type="float" office:value="341.225268847429" calcext:value-type="float">
            <text:p>341.22526884742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Ravindra Jadega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.61" calcext:value-type="float">
            <text:p>30.61</text:p>
          </table:table-cell>
          <table:table-cell office:value-type="float" office:value="35.9" calcext:value-type="float">
            <text:p>35.9</text:p>
          </table:table-cell>
          <table:table-cell office:value-type="float" office:value="153" calcext:value-type="float">
            <text:p>153</text:p>
          </table:table-cell>
          <table:table-cell table:formula="of:=SUMSQ(ORG.LIBREOFFICE.RAWSUBTRACT([.B8];[.B17]))" office:value-type="float" office:value="121" calcext:value-type="float">
            <text:p>121</text:p>
          </table:table-cell>
          <table:table-cell table:formula="of:=SUMSQ(ORG.LIBREOFFICE.RAWSUBTRACT([.C8];[.C17]))" office:value-type="float" office:value="25" calcext:value-type="float">
            <text:p>25</text:p>
          </table:table-cell>
          <table:table-cell table:formula="of:=SUMSQ(ORG.LIBREOFFICE.RAWSUBTRACT([.D8];[.D17]))" office:value-type="float" office:value="1" calcext:value-type="float">
            <text:p>1</text:p>
          </table:table-cell>
          <table:table-cell table:formula="of:=SUMSQ(ORG.LIBREOFFICE.RAWSUBTRACT([.E8];[.E17]))" office:value-type="float" office:value="129.5044" calcext:value-type="float">
            <text:p>129.5044</text:p>
          </table:table-cell>
          <table:table-cell table:formula="of:=SUMSQ(ORG.LIBREOFFICE.RAWSUBTRACT([.F8];[.F17]))" office:value-type="float" office:value="1288.81" calcext:value-type="float">
            <text:p>1288.81</text:p>
          </table:table-cell>
          <table:table-cell table:formula="of:=SUMSQ(ORG.LIBREOFFICE.RAWSUBTRACT([.G8];[.G17]))" office:value-type="float" office:value="63001" calcext:value-type="float">
            <text:p>63001</text:p>
          </table:table-cell>
          <table:table-cell table:formula="of:=SQRT(SUM([.H8:.M8]))" office:value-type="float" office:value="254.099024791517" calcext:value-type="float">
            <text:p>254.09902479151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ahendra Singh Dhoni</text:p>
          </table:table-cell>
          <table:table-cell office:value-type="float" office:value="38" calcext:value-type="float">
            <text:p>38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50.58" calcext:value-type="float">
            <text:p>50.58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  <table:table-cell table:formula="of:=SUMSQ(ORG.LIBREOFFICE.RAWSUBTRACT([.B9];[.B17]))" office:value-type="float" office:value="9" calcext:value-type="float">
            <text:p>9</text:p>
          </table:table-cell>
          <table:table-cell table:formula="of:=SUMSQ(ORG.LIBREOFFICE.RAWSUBTRACT([.C9];[.C17]))" office:value-type="float" office:value="4" calcext:value-type="float">
            <text:p>4</text:p>
          </table:table-cell>
          <table:table-cell table:formula="of:=SUMSQ(ORG.LIBREOFFICE.RAWSUBTRACT([.D9];[.D17]))" office:value-type="float" office:value="0" calcext:value-type="float">
            <text:p>0</text:p>
          </table:table-cell>
          <table:table-cell table:formula="of:=SUMSQ(ORG.LIBREOFFICE.RAWSUBTRACT([.E9];[.E17]))" office:value-type="float" office:value="73.7880999999999" calcext:value-type="float">
            <text:p>73.7880999999999</text:p>
          </table:table-cell>
          <table:table-cell table:formula="of:=SUMSQ(ORG.LIBREOFFICE.RAWSUBTRACT([.F9];[.F17]))" office:value-type="float" office:value="961" calcext:value-type="float">
            <text:p>961</text:p>
          </table:table-cell>
          <table:table-cell table:formula="of:=SUMSQ(ORG.LIBREOFFICE.RAWSUBTRACT([.G9];[.G17]))" office:value-type="float" office:value="2916" calcext:value-type="float">
            <text:p>2916</text:p>
          </table:table-cell>
          <table:table-cell table:formula="of:=SQRT(SUM([.H9:.M9]))" office:value-type="float" office:value="62.9586221259646" calcext:value-type="float">
            <text:p>62.9586221259646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Dinesh Kartik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30.21" calcext:value-type="float">
            <text:p>30.21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formula="of:=SUMSQ(ORG.LIBREOFFICE.RAWSUBTRACT([.B10];[.B17]))" office:value-type="float" office:value="49" calcext:value-type="float">
            <text:p>49</text:p>
          </table:table-cell>
          <table:table-cell table:formula="of:=SUMSQ(ORG.LIBREOFFICE.RAWSUBTRACT([.C10];[.C17]))" office:value-type="float" office:value="64" calcext:value-type="float">
            <text:p>64</text:p>
          </table:table-cell>
          <table:table-cell table:formula="of:=SUMSQ(ORG.LIBREOFFICE.RAWSUBTRACT([.D10];[.D17]))" office:value-type="float" office:value="0" calcext:value-type="float">
            <text:p>0</text:p>
          </table:table-cell>
          <table:table-cell table:formula="of:=SUMSQ(ORG.LIBREOFFICE.RAWSUBTRACT([.E10];[.E17]))" office:value-type="float" office:value="138.7684" calcext:value-type="float">
            <text:p>138.7684</text:p>
          </table:table-cell>
          <table:table-cell table:formula="of:=SUMSQ(ORG.LIBREOFFICE.RAWSUBTRACT([.F10];[.F17]))" office:value-type="float" office:value="0" calcext:value-type="float">
            <text:p>0</text:p>
          </table:table-cell>
          <table:table-cell table:formula="of:=SUMSQ(ORG.LIBREOFFICE.RAWSUBTRACT([.G10];[.G17]))" office:value-type="float" office:value="96100" calcext:value-type="float">
            <text:p>96100</text:p>
          </table:table-cell>
          <table:table-cell table:formula="of:=SQRT(SUM([.H10:.M10]))" office:value-type="float" office:value="310.405812445579" calcext:value-type="float">
            <text:p>310.40581244557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L Rahul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39.11" calcext:value-type="float">
            <text:p>39.1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SUMSQ(ORG.LIBREOFFICE.RAWSUBTRACT([.B11];[.B17]))" office:value-type="float" office:value="196" calcext:value-type="float">
            <text:p>196</text:p>
          </table:table-cell>
          <table:table-cell table:formula="of:=SUMSQ(ORG.LIBREOFFICE.RAWSUBTRACT([.C11];[.C17]))" office:value-type="float" office:value="4" calcext:value-type="float">
            <text:p>4</text:p>
          </table:table-cell>
          <table:table-cell table:formula="of:=SUMSQ(ORG.LIBREOFFICE.RAWSUBTRACT([.D11];[.D17]))" office:value-type="float" office:value="0" calcext:value-type="float">
            <text:p>0</text:p>
          </table:table-cell>
          <table:table-cell table:formula="of:=SUMSQ(ORG.LIBREOFFICE.RAWSUBTRACT([.E11];[.E17]))" office:value-type="float" office:value="8.29440000000002" calcext:value-type="float">
            <text:p>8.29440000000002</text:p>
          </table:table-cell>
          <table:table-cell table:formula="of:=SUMSQ(ORG.LIBREOFFICE.RAWSUBTRACT([.F11];[.F17]))" office:value-type="float" office:value="0" calcext:value-type="float">
            <text:p>0</text:p>
          </table:table-cell>
          <table:table-cell table:formula="of:=SUMSQ(ORG.LIBREOFFICE.RAWSUBTRACT([.G11];[.G17]))" office:value-type="float" office:value="145161" calcext:value-type="float">
            <text:p>145161</text:p>
          </table:table-cell>
          <table:table-cell table:formula="of:=SQRT(SUM([.H11:.M11]))" office:value-type="float" office:value="381.273254241627" calcext:value-type="float">
            <text:p>381.27325424162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Bhuvneshwar Kumar</text:p>
          </table:table-cell>
          <table:table-cell office:value-type="float" office:value="29" calcext:value-type="float">
            <text:p>29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4.58" calcext:value-type="float">
            <text:p>14.58</text:p>
          </table:table-cell>
          <table:table-cell office:value-type="float" office:value="34.98" calcext:value-type="float">
            <text:p>34.98</text:p>
          </table:table-cell>
          <table:table-cell office:value-type="float" office:value="111" calcext:value-type="float">
            <text:p>111</text:p>
          </table:table-cell>
          <table:table-cell table:formula="of:=SUMSQ(ORG.LIBREOFFICE.RAWSUBTRACT([.B12];[.B17]))" office:value-type="float" office:value="144" calcext:value-type="float">
            <text:p>144</text:p>
          </table:table-cell>
          <table:table-cell table:formula="of:=SUMSQ(ORG.LIBREOFFICE.RAWSUBTRACT([.C12];[.C17]))" office:value-type="float" office:value="9" calcext:value-type="float">
            <text:p>9</text:p>
          </table:table-cell>
          <table:table-cell table:formula="of:=SUMSQ(ORG.LIBREOFFICE.RAWSUBTRACT([.D12];[.D17]))" office:value-type="float" office:value="1" calcext:value-type="float">
            <text:p>1</text:p>
          </table:table-cell>
          <table:table-cell table:formula="of:=SUMSQ(ORG.LIBREOFFICE.RAWSUBTRACT([.E12];[.E17]))" office:value-type="float" office:value="751.3081" calcext:value-type="float">
            <text:p>751.3081</text:p>
          </table:table-cell>
          <table:table-cell table:formula="of:=SUMSQ(ORG.LIBREOFFICE.RAWSUBTRACT([.F12];[.F17]))" office:value-type="float" office:value="1223.6004" calcext:value-type="float">
            <text:p>1223.6004</text:p>
          </table:table-cell>
          <table:table-cell table:formula="of:=SUMSQ(ORG.LIBREOFFICE.RAWSUBTRACT([.G12];[.G17]))" office:value-type="float" office:value="85849" calcext:value-type="float">
            <text:p>85849</text:p>
          </table:table-cell>
          <table:table-cell table:formula="of:=SQRT(SUM([.H12:.M12]))" office:value-type="float" office:value="296.610701930999" calcext:value-type="float">
            <text:p>296.610701930999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Mohammad Shami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 office:value-type="float" office:value="24.76" calcext:value-type="float">
            <text:p>24.76</text:p>
          </table:table-cell>
          <table:table-cell office:value-type="float" office:value="67" calcext:value-type="float">
            <text:p>67</text:p>
          </table:table-cell>
          <table:table-cell table:formula="of:=SUMSQ(ORG.LIBREOFFICE.RAWSUBTRACT([.B13];[.B17]))" office:value-type="float" office:value="169" calcext:value-type="float">
            <text:p>169</text:p>
          </table:table-cell>
          <table:table-cell table:formula="of:=SUMSQ(ORG.LIBREOFFICE.RAWSUBTRACT([.C13];[.C17]))" office:value-type="float" office:value="0" calcext:value-type="float">
            <text:p>0</text:p>
          </table:table-cell>
          <table:table-cell table:formula="of:=SUMSQ(ORG.LIBREOFFICE.RAWSUBTRACT([.D13];[.D17]))" office:value-type="float" office:value="1" calcext:value-type="float">
            <text:p>1</text:p>
          </table:table-cell>
          <table:table-cell table:formula="of:=SUMSQ(ORG.LIBREOFFICE.RAWSUBTRACT([.E13];[.E17]))" office:value-type="float" office:value="1197.16" calcext:value-type="float">
            <text:p>1197.16</text:p>
          </table:table-cell>
          <table:table-cell table:formula="of:=SUMSQ(ORG.LIBREOFFICE.RAWSUBTRACT([.F13];[.F17]))" office:value-type="float" office:value="613.0576" calcext:value-type="float">
            <text:p>613.0576</text:p>
          </table:table-cell>
          <table:table-cell table:formula="of:=SUMSQ(ORG.LIBREOFFICE.RAWSUBTRACT([.G13];[.G17]))" office:value-type="float" office:value="113569" calcext:value-type="float">
            <text:p>113569</text:p>
          </table:table-cell>
          <table:table-cell table:formula="of:=SQRT(SUM([.H13:.M13]))" office:value-type="float" office:value="339.925311796577" calcext:value-type="float">
            <text:p>339.925311796577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Jaspreet Bumrah</text:p>
          </table:table-cell>
          <table:table-cell office:value-type="float" office:value="25" calcext:value-type="float">
            <text:p>25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21.88" calcext:value-type="float">
            <text:p>21.88</text:p>
          </table:table-cell>
          <table:table-cell office:value-type="float" office:value="58" calcext:value-type="float">
            <text:p>58</text:p>
          </table:table-cell>
          <table:table-cell table:formula="of:=SUMSQ(ORG.LIBREOFFICE.RAWSUBTRACT([.B14];[.B17]))" office:value-type="float" office:value="256" calcext:value-type="float">
            <text:p>256</text:p>
          </table:table-cell>
          <table:table-cell table:formula="of:=SUMSQ(ORG.LIBREOFFICE.RAWSUBTRACT([.C14];[.C17]))" office:value-type="float" office:value="64" calcext:value-type="float">
            <text:p>64</text:p>
          </table:table-cell>
          <table:table-cell table:formula="of:=SUMSQ(ORG.LIBREOFFICE.RAWSUBTRACT([.D14];[.D17]))" office:value-type="float" office:value="1" calcext:value-type="float">
            <text:p>1</text:p>
          </table:table-cell>
          <table:table-cell table:formula="of:=SUMSQ(ORG.LIBREOFFICE.RAWSUBTRACT([.E14];[.E17]))" office:value-type="float" office:value="1458.4761" calcext:value-type="float">
            <text:p>1458.4761</text:p>
          </table:table-cell>
          <table:table-cell table:formula="of:=SUMSQ(ORG.LIBREOFFICE.RAWSUBTRACT([.F14];[.F17]))" office:value-type="float" office:value="478.7344" calcext:value-type="float">
            <text:p>478.7344</text:p>
          </table:table-cell>
          <table:table-cell table:formula="of:=SUMSQ(ORG.LIBREOFFICE.RAWSUBTRACT([.G14];[.G17]))" office:value-type="float" office:value="119716" calcext:value-type="float">
            <text:p>119716</text:p>
          </table:table-cell>
          <table:table-cell table:formula="of:=SQRT(SUM([.H14:.M14]))" office:value-type="float" office:value="349.248064418402" calcext:value-type="float">
            <text:p>349.24806441840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uldeep Yadav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2.62" calcext:value-type="float">
            <text:p>12.62</text:p>
          </table:table-cell>
          <table:table-cell office:value-type="float" office:value="23.97" calcext:value-type="float">
            <text:p>23.97</text:p>
          </table:table-cell>
          <table:table-cell office:value-type="float" office:value="51" calcext:value-type="float">
            <text:p>51</text:p>
          </table:table-cell>
          <table:table-cell table:formula="of:=SUMSQ(ORG.LIBREOFFICE.RAWSUBTRACT([.B15];[.B17]))" office:value-type="float" office:value="289" calcext:value-type="float">
            <text:p>289</text:p>
          </table:table-cell>
          <table:table-cell table:formula="of:=SUMSQ(ORG.LIBREOFFICE.RAWSUBTRACT([.C15];[.C17]))" office:value-type="float" office:value="100" calcext:value-type="float">
            <text:p>100</text:p>
          </table:table-cell>
          <table:table-cell table:formula="of:=SUMSQ(ORG.LIBREOFFICE.RAWSUBTRACT([.D15];[.D17]))" office:value-type="float" office:value="1" calcext:value-type="float">
            <text:p>1</text:p>
          </table:table-cell>
          <table:table-cell table:formula="of:=SUMSQ(ORG.LIBREOFFICE.RAWSUBTRACT([.E15];[.E17]))" office:value-type="float" office:value="862.5969" calcext:value-type="float">
            <text:p>862.5969</text:p>
          </table:table-cell>
          <table:table-cell table:formula="of:=SUMSQ(ORG.LIBREOFFICE.RAWSUBTRACT([.F15];[.F17]))" office:value-type="float" office:value="574.5609" calcext:value-type="float">
            <text:p>574.5609</text:p>
          </table:table-cell>
          <table:table-cell table:formula="of:=SUMSQ(ORG.LIBREOFFICE.RAWSUBTRACT([.G15];[.G17]))" office:value-type="float" office:value="124609" calcext:value-type="float">
            <text:p>124609</text:p>
          </table:table-cell>
          <table:table-cell table:formula="of:=SQRT(SUM([.H15:.M15]))" office:value-type="float" office:value="355.578623935692" calcext:value-type="float">
            <text:p>355.578623935692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Yuzvendra Chahal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26.36" calcext:value-type="float">
            <text:p>26.36</text:p>
          </table:table-cell>
          <table:table-cell office:value-type="float" office:value="49" calcext:value-type="float">
            <text:p>49</text:p>
          </table:table-cell>
          <table:table-cell table:formula="of:=SUMSQ(ORG.LIBREOFFICE.RAWSUBTRACT([.B16];[.B17]))" office:value-type="float" office:value="144" calcext:value-type="float">
            <text:p>144</text:p>
          </table:table-cell>
          <table:table-cell table:formula="of:=SUMSQ(ORG.LIBREOFFICE.RAWSUBTRACT([.C16];[.C17]))" office:value-type="float" office:value="100" calcext:value-type="float">
            <text:p>100</text:p>
          </table:table-cell>
          <table:table-cell table:formula="of:=SUMSQ(ORG.LIBREOFFICE.RAWSUBTRACT([.D16];[.D17]))" office:value-type="float" office:value="1" calcext:value-type="float">
            <text:p>1</text:p>
          </table:table-cell>
          <table:table-cell table:formula="of:=SUMSQ(ORG.LIBREOFFICE.RAWSUBTRACT([.E16];[.E17]))" office:value-type="float" office:value="1168.9561" calcext:value-type="float">
            <text:p>1168.9561</text:p>
          </table:table-cell>
          <table:table-cell table:formula="of:=SUMSQ(ORG.LIBREOFFICE.RAWSUBTRACT([.F16];[.F17]))" office:value-type="float" office:value="694.8496" calcext:value-type="float">
            <text:p>694.8496</text:p>
          </table:table-cell>
          <table:table-cell table:formula="of:=SUMSQ(ORG.LIBREOFFICE.RAWSUBTRACT([.G16];[.G17]))" office:value-type="float" office:value="126025" calcext:value-type="float">
            <text:p>126025</text:p>
          </table:table-cell>
          <table:table-cell table:formula="of:=SQRT(SUM([.H16:.M16]))" office:value-type="float" office:value="357.957826705884" calcext:value-type="float">
            <text:p>357.957826705884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Kumar Sangakara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41.99" calcext:value-type="float">
            <text:p>41.9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formula="of:=SUMSQ(ORG.LIBREOFFICE.RAWSUBTRACT([.B17];[.B17]))" office:value-type="float" office:value="0" calcext:value-type="float">
            <text:p>0</text:p>
          </table:table-cell>
          <table:table-cell table:formula="of:=SUMSQ(ORG.LIBREOFFICE.RAWSUBTRACT([.C17];[.C17]))" office:value-type="float" office:value="0" calcext:value-type="float">
            <text:p>0</text:p>
          </table:table-cell>
          <table:table-cell table:formula="of:=SUMSQ(ORG.LIBREOFFICE.RAWSUBTRACT([.D17];[.D17]))" office:value-type="float" office:value="0" calcext:value-type="float">
            <text:p>0</text:p>
          </table:table-cell>
          <table:table-cell table:formula="of:=SUMSQ(ORG.LIBREOFFICE.RAWSUBTRACT([.E17];[.E17]))" office:value-type="float" office:value="0" calcext:value-type="float">
            <text:p>0</text:p>
          </table:table-cell>
          <table:table-cell table:formula="of:=SUMSQ(ORG.LIBREOFFICE.RAWSUBTRACT([.F17];[.F17]))" office:value-type="float" office:value="0" calcext:value-type="float">
            <text:p>0</text:p>
          </table:table-cell>
          <table:table-cell table:formula="of:=SUMSQ(ORG.LIBREOFFICE.RAWSUBTRACT([.G17];[.G17]))" office:value-type="float" office:value="0" calcext:value-type="float">
            <text:p>0</text:p>
          </table:table-cell>
          <table:table-cell table:formula="of:=SQRT(SUM([.H17:.M17]))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vid Warner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5.36" calcext:value-type="float">
            <text:p>45.36</text:p>
          </table:table-cell>
          <table:table-cell office:value-type="float" office:value="0" calcext:value-type="float">
            <text:p>0</text:p>
          </table:table-cell>
          <table:table-cell office:value-type="float" office:value="116" calcext:value-type="float">
            <text:p>11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tchell Starc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2.43" calcext:value-type="float">
            <text:p>12.43</text:p>
          </table:table-cell>
          <table:table-cell office:value-type="float" office:value="21" calcext:value-type="float">
            <text:p>21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Kumar Sangakara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41.99" calcext:value-type="float">
            <text:p>41.99</text:p>
          </table:table-cell>
          <table:table-cell office:value-type="float" office:value="0" calcext:value-type="float">
            <text:p>0</text:p>
          </table:table-cell>
          <table:table-cell office:value-type="float" office:value="404" calcext:value-type="float">
            <text:p>404</text:p>
          </table:table-cell>
          <table:table-cell table:formula="of:=SUMSQ(ORG.LIBREOFFICE.RAWSUBTRACT([.B21];[.B21]))" office:value-type="float" office:value="0" calcext:value-type="float">
            <text:p>0</text:p>
          </table:table-cell>
          <table:table-cell table:formula="of:=SUMSQ(ORG.LIBREOFFICE.RAWSUBTRACT([.C21];[.C21]))" office:value-type="float" office:value="0" calcext:value-type="float">
            <text:p>0</text:p>
          </table:table-cell>
          <table:table-cell table:formula="of:=SUMSQ(ORG.LIBREOFFICE.RAWSUBTRACT([.D21];[.D21]))" office:value-type="float" office:value="0" calcext:value-type="float">
            <text:p>0</text:p>
          </table:table-cell>
          <table:table-cell table:formula="of:=SUMSQ(ORG.LIBREOFFICE.RAWSUBTRACT([.E21];[.E21]))" office:value-type="float" office:value="0" calcext:value-type="float">
            <text:p>0</text:p>
          </table:table-cell>
          <table:table-cell table:formula="of:=SUMSQ(ORG.LIBREOFFICE.RAWSUBTRACT([.F21];[.F21]))" office:value-type="float" office:value="0" calcext:value-type="float">
            <text:p>0</text:p>
          </table:table-cell>
          <table:table-cell table:formula="of:=SUMSQ(ORG.LIBREOFFICE.RAWSUBTRACT([.G21];[.G21]))" office:value-type="float" office:value="0" calcext:value-type="float">
            <text:p>0</text:p>
          </table:table-cell>
          <table:table-cell table:formula="of:=SQRT(SUM([.H21:.M21]))" office:value-type="float" office:value="0" calcext:value-type="float">
            <text:p>0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6">00/00/0000</text:date>, <text:time style:data-style-name="N2" text:time-value="18:47:10.758577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ru Gupta</meta:initial-creator>
    <meta:creation-date>2019-07-31T20:18:59</meta:creation-date>
    <dc:date>2019-08-06T21:40:40.886481065</dc:date>
    <meta:generator>LibreOffice/6.0.7.3$Linux_X86_64 LibreOffice_project/00m0$Build-3</meta:generator>
    <meta:editing-duration>PT39M58S</meta:editing-duration>
    <meta:editing-cycles>6</meta:editing-cycles>
    <meta:document-statistic meta:table-count="1" meta:cell-count="26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